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193" officeooo:paragraph-rsid="0056024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8c4" officeooo:paragraph-rsid="005908c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0453" officeooo:paragraph-rsid="0060045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402e" officeooo:paragraph-rsid="0067402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eb50" officeooo:paragraph-rsid="006beb5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4d929" officeooo:paragraph-rsid="0074d9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521d" officeooo:paragraph-rsid="0076521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7114" officeooo:paragraph-rsid="0078711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912f" officeooo:paragraph-rsid="007c912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e50f2" officeooo:paragraph-rsid="007e50f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e8e5" officeooo:paragraph-rsid="008ae8e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c2e42" officeooo:paragraph-rsid="008ae8e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eea02" officeooo:paragraph-rsid="008c2e42" fo:background-color="#ffff0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bold" officeooo:rsid="005e9916" officeooo:paragraph-rsid="005e991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2e42" officeooo:paragraph-rsid="008c2e42" fo:background-color="#ffff00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d929" officeooo:paragraph-rsid="0074d92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d929" officeooo:paragraph-rsid="0074d929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8a9593" officeooo:paragraph-rsid="008a9593" style:font-size-asian="10.5pt" style:font-weight-asian="bold" style:font-size-complex="12pt" style:font-weight-complex="bold"/>
    </style:style>
    <style:style style:name="P51" style:family="paragraph" style:parent-style-name="Standard">
      <style:text-properties officeooo:rsid="0090c0b6" officeooo:paragraph-rsid="0090c0b6"/>
    </style:style>
    <style:style style:name="P5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f9e7f" officeooo:paragraph-rsid="008f9e7f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color="#000000" fo:font-size="12pt" style:text-underline-style="none" fo:font-weight="normal" officeooo:rsid="0090c0b6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color="#000000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000000" fo:font-size="12pt" style:text-underline-style="none" fo:font-weight="normal" officeooo:rsid="0090330e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color="#000000" fo:font-size="12pt" style:text-underline-style="none" fo:font-weight="normal" officeooo:rsid="0094405f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color="#000000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color="#000000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0000" fo:font-size="12pt" style:text-underline-style="none" fo:font-weight="normal" officeooo:rsid="00a7239f" officeooo:paragraph-rsid="00a7239f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color="#000000" fo:font-size="14pt" style:text-underline-style="solid" style:text-underline-width="auto" style:text-underline-color="font-color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color="#000000" fo:font-size="14pt" style:text-underline-style="solid" style:text-underline-width="auto" style:text-underline-color="font-color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63" style:family="paragraph" style:parent-style-name="Standard">
      <style:text-properties fo:color="#000000" fo:font-size="14pt" style:text-underline-style="none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64" style:family="paragraph" style:parent-style-name="Standard">
      <style:text-properties officeooo:paragraph-rsid="00a7239f"/>
    </style:style>
    <style:style style:name="P65" style:family="paragraph" style:parent-style-name="Standard">
      <style:text-properties officeooo:rsid="00aab7f3" officeooo:paragraph-rsid="00aab7f3"/>
    </style:style>
    <style:style style:name="P66" style:family="paragraph" style:parent-style-name="Standard">
      <style:text-properties officeooo:rsid="00adc4bb" officeooo:paragraph-rsid="00adc4bb"/>
    </style:style>
    <style:style style:name="P67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68" style:family="paragraph" style:parent-style-name="Table_20_Contents">
      <style:paragraph-properties fo:text-align="start" style:justify-single-word="false"/>
    </style:style>
    <style:style style:name="P69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7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7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7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7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8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85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86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87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3cbc" officeooo:paragraph-rsid="00593cbc" style:font-size-asian="10.5pt" style:font-weight-asian="normal" style:font-size-complex="12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7ecd" officeooo:paragraph-rsid="00597ecd" style:font-size-asian="10.5pt" style:font-weight-asian="normal" style:font-size-complex="12pt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acf5" officeooo:paragraph-rsid="0059acf5" style:font-size-asian="10.5pt" style:font-weight-asian="normal" style:font-size-complex="12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14b0" officeooo:paragraph-rsid="005b14b0" style:font-size-asian="10.5pt" style:font-weight-asian="normal" style:font-size-complex="12pt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3ca1" officeooo:paragraph-rsid="005b3ca1" style:font-size-asian="10.5pt" style:font-weight-asian="normal" style:font-size-complex="12pt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dbe5" officeooo:paragraph-rsid="005bdbe5" style:font-size-asian="10.5pt" style:font-weight-asian="normal" style:font-size-complex="12pt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7ee524" officeooo:paragraph-rsid="007ee524" style:font-size-asian="10.5pt" style:font-weight-asian="normal" style:font-size-complex="12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97" style:family="paragraph" style:parent-style-name="Standard" style:list-style-name="L7">
      <style:text-properties fo:color="#000000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 style:list-style-name="L7">
      <style:text-properties fo:color="#000000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 style:list-style-name="L8">
      <style:text-properties fo:color="#000000" fo:font-size="12pt" style:text-underline-style="none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 style:list-style-name="L8">
      <style:text-properties fo:color="#000000" fo:font-size="12pt" style:text-underline-style="none" fo:font-weight="normal" officeooo:rsid="00a294fb" officeooo:paragraph-rsid="00a294fb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 style:list-style-name="L8">
      <style:text-properties fo:color="#000000" fo:font-size="12pt" style:text-underline-style="none" fo:font-weight="normal" officeooo:rsid="00a2d34b" officeooo:paragraph-rsid="00a2d34b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 style:list-style-name="L8">
      <style:text-properties fo:color="#000000" fo:font-size="12pt" style:text-underline-style="none" fo:font-weight="normal" officeooo:rsid="00a37f94" officeooo:paragraph-rsid="00a37f94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 style:list-style-name="L8">
      <style:text-properties fo:color="#000000" fo:font-size="12pt" style:text-underline-style="none" fo:font-weight="normal" officeooo:rsid="00a3f6f0" officeooo:paragraph-rsid="00a3f6f0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color="#000000" fo:font-size="12pt" style:text-underline-style="none" fo:font-weight="normal" officeooo:rsid="00aa990c" officeooo:paragraph-rsid="00a7239f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color="#000000" fo:font-size="12pt" style:text-underline-style="none" fo:font-weight="normal" officeooo:rsid="00ad0cd7" officeooo:paragraph-rsid="00aab7f3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color="#000000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 style:list-style-name="L9">
      <style:text-properties fo:color="#000000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 style:list-style-name="L7">
      <style:text-properties officeooo:rsid="0097529a" officeooo:paragraph-rsid="0097529a"/>
    </style:style>
    <style:style style:name="P109" style:family="paragraph" style:parent-style-name="Standard" style:list-style-name="L7">
      <style:text-properties officeooo:rsid="009de761" officeooo:paragraph-rsid="009de761"/>
    </style:style>
    <style:style style:name="P110" style:family="paragraph" style:parent-style-name="Standard" style:list-style-name="L7">
      <style:text-properties officeooo:rsid="009fc51d" officeooo:paragraph-rsid="009fc51d"/>
    </style:style>
    <style:style style:name="P111" style:family="paragraph" style:parent-style-name="Standard" style:list-style-name="L9">
      <style:text-properties officeooo:paragraph-rsid="00b2150c"/>
    </style:style>
    <style:style style:name="P112" style:family="paragraph" style:parent-style-name="Standard" style:list-style-name="L9">
      <style:text-properties officeooo:rsid="00adc4bb" officeooo:paragraph-rsid="00adc4bb"/>
    </style:style>
    <style:style style:name="P113" style:family="paragraph" style:parent-style-name="Standard" style:list-style-name="L9">
      <style:text-properties officeooo:rsid="00b2150c" officeooo:paragraph-rsid="00b2150c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fo:font-weight="normal" officeooo:rsid="008e2402" style:font-weight-asian="normal" style:font-weight-complex="normal"/>
    </style:style>
    <style:style style:name="T19" style:family="text">
      <style:text-properties fo:font-weight="normal" officeooo:rsid="008eea02" style:font-weight-asian="normal" style:font-weight-complex="normal"/>
    </style:style>
    <style:style style:name="T20" style:family="text">
      <style:text-properties fo:font-weight="normal" officeooo:rsid="0090c0b6" style:font-weight-asian="normal" style:font-weight-complex="normal"/>
    </style:style>
    <style:style style:name="T21" style:family="text">
      <style:text-properties officeooo:rsid="0050b6b9"/>
    </style:style>
    <style:style style:name="T22" style:family="text">
      <style:text-properties officeooo:rsid="0050cc7c"/>
    </style:style>
    <style:style style:name="T23" style:family="text">
      <style:text-properties officeooo:rsid="0050d4ac"/>
    </style:style>
    <style:style style:name="T24" style:family="text">
      <style:text-properties officeooo:rsid="00526ab3"/>
    </style:style>
    <style:style style:name="T25" style:family="text">
      <style:text-properties officeooo:rsid="0052f62b"/>
    </style:style>
    <style:style style:name="T26" style:family="text">
      <style:text-properties officeooo:rsid="0053fe3b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560e3e" style:font-size-asian="10.5pt" style:font-size-complex="12pt"/>
    </style:style>
    <style:style style:name="T29" style:family="text">
      <style:text-properties fo:font-size="12pt" officeooo:rsid="00566696" style:font-size-asian="10.5pt" style:font-size-complex="12pt"/>
    </style:style>
    <style:style style:name="T30" style:family="text">
      <style:text-properties fo:font-size="12pt" officeooo:rsid="0054d2c8" style:font-size-asian="10.5pt" style:font-size-complex="12pt"/>
    </style:style>
    <style:style style:name="T31" style:family="text">
      <style:text-properties fo:font-size="12pt" officeooo:rsid="0057229e" style:font-size-asian="10.5pt" style:font-size-complex="12pt"/>
    </style:style>
    <style:style style:name="T32" style:family="text">
      <style:text-properties fo:font-size="12pt" officeooo:rsid="0058d193" style:font-size-asian="10.5pt" style:font-size-complex="12pt"/>
    </style:style>
    <style:style style:name="T33" style:family="text">
      <style:text-properties officeooo:rsid="0060ccd9"/>
    </style:style>
    <style:style style:name="T34" style:family="text">
      <style:text-properties officeooo:rsid="0060d2ed"/>
    </style:style>
    <style:style style:name="T35" style:family="text">
      <style:text-properties officeooo:rsid="006140f2"/>
    </style:style>
    <style:style style:name="T36" style:family="text">
      <style:text-properties officeooo:rsid="0064285d"/>
    </style:style>
    <style:style style:name="T37" style:family="text">
      <style:text-properties officeooo:rsid="00652caa"/>
    </style:style>
    <style:style style:name="T38" style:family="text">
      <style:text-properties officeooo:rsid="006902d1"/>
    </style:style>
    <style:style style:name="T39" style:family="text">
      <style:text-properties officeooo:rsid="0069b5b8"/>
    </style:style>
    <style:style style:name="T40" style:family="text">
      <style:text-properties officeooo:rsid="006c3512"/>
    </style:style>
    <style:style style:name="T41" style:family="text">
      <style:text-properties officeooo:rsid="006d6c72"/>
    </style:style>
    <style:style style:name="T42" style:family="text">
      <style:text-properties officeooo:rsid="006e5f4c"/>
    </style:style>
    <style:style style:name="T43" style:family="text">
      <style:text-properties officeooo:rsid="006eea27"/>
    </style:style>
    <style:style style:name="T44" style:family="text">
      <style:text-properties officeooo:rsid="0070527a"/>
    </style:style>
    <style:style style:name="T45" style:family="text">
      <style:text-properties officeooo:rsid="00720123"/>
    </style:style>
    <style:style style:name="T46" style:family="text">
      <style:text-properties officeooo:rsid="007869bb"/>
    </style:style>
    <style:style style:name="T47" style:family="text">
      <style:text-properties officeooo:rsid="0079b24f"/>
    </style:style>
    <style:style style:name="T48" style:family="text">
      <style:text-properties officeooo:rsid="007aa904"/>
    </style:style>
    <style:style style:name="T49" style:family="text">
      <style:text-properties officeooo:rsid="007d6a0c"/>
    </style:style>
    <style:style style:name="T50" style:family="text">
      <style:text-properties officeooo:rsid="007f5961"/>
    </style:style>
    <style:style style:name="T51" style:family="text">
      <style:text-properties officeooo:rsid="007f8207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80c0b8"/>
    </style:style>
    <style:style style:name="T54" style:family="text">
      <style:text-properties officeooo:rsid="00811c41"/>
    </style:style>
    <style:style style:name="T55" style:family="text">
      <style:text-properties officeooo:rsid="0082dd17"/>
    </style:style>
    <style:style style:name="T56" style:family="text">
      <style:text-properties officeooo:rsid="008388e2"/>
    </style:style>
    <style:style style:name="T57" style:family="text">
      <style:text-properties officeooo:rsid="0084b5fa"/>
    </style:style>
    <style:style style:name="T58" style:family="text">
      <style:text-properties officeooo:rsid="0085ac76"/>
    </style:style>
    <style:style style:name="T59" style:family="text">
      <style:text-properties fo:color="#000000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60" style:family="text">
      <style:text-properties fo:color="#000000" fo:font-size="12pt" style:text-underline-style="none" fo:font-weight="normal" officeooo:rsid="008f9e7f" fo:background-color="transparent" loext:char-shading-value="0" style:font-size-asian="10.5pt" style:font-weight-asian="normal" style:font-size-complex="12pt" style:font-weight-complex="normal"/>
    </style:style>
    <style:style style:name="T61" style:family="text">
      <style:text-properties fo:color="#000000" fo:font-size="12pt" style:text-underline-style="none" fo:font-weight="normal" officeooo:rsid="0090330e" fo:background-color="transparent" loext:char-shading-value="0" style:font-size-asian="10.5pt" style:font-weight-asian="normal" style:font-size-complex="12pt" style:font-weight-complex="normal"/>
    </style:style>
    <style:style style:name="T62" style:family="text">
      <style:text-properties fo:color="#000000" fo:font-size="12pt" style:text-underline-style="none" fo:font-weight="normal" officeooo:rsid="009960e5" fo:background-color="transparent" loext:char-shading-value="0" style:font-size-asian="10.5pt" style:font-weight-asian="normal" style:font-size-complex="12pt" style:font-weight-complex="normal"/>
    </style:style>
    <style:style style:name="T63" style:family="text">
      <style:text-properties fo:color="#000000" fo:font-size="12pt" style:text-underline-style="none" fo:font-weight="normal" officeooo:rsid="009b572b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color="#000000" fo:font-size="12pt" style:text-underline-style="none" fo:font-weight="normal" officeooo:rsid="009b9600" fo:background-color="transparent" loext:char-shading-value="0" style:font-size-asian="10.5pt" style:font-weight-asian="normal" style:font-size-complex="12pt" style:font-weight-complex="normal"/>
    </style:style>
    <style:style style:name="T65" style:family="text">
      <style:text-properties fo:color="#000000" fo:font-size="12pt" style:text-underline-style="none" fo:font-weight="normal" officeooo:rsid="009e7166" fo:background-color="transparent" loext:char-shading-value="0" style:font-size-asian="10.5pt" style:font-weight-asian="normal" style:font-size-complex="12pt" style:font-weight-complex="normal"/>
    </style:style>
    <style:style style:name="T66" style:family="text">
      <style:text-properties fo:color="#000000" fo:font-size="12pt" style:text-underline-style="none" fo:font-weight="normal" officeooo:rsid="00a7239f" fo:background-color="transparent" loext:char-shading-value="0" style:font-size-asian="10.5pt" style:font-weight-asian="normal" style:font-size-complex="12pt" style:font-weight-complex="normal"/>
    </style:style>
    <style:style style:name="T67" style:family="text">
      <style:text-properties fo:color="#000000" fo:font-size="12pt" style:text-underline-style="none" fo:font-weight="normal" officeooo:rsid="00a90019" fo:background-color="transparent" loext:char-shading-value="0" style:font-size-asian="10.5pt" style:font-weight-asian="normal" style:font-size-complex="12pt" style:font-weight-complex="normal"/>
    </style:style>
    <style:style style:name="T68" style:family="text">
      <style:text-properties fo:color="#000000" fo:font-size="12pt" style:text-underline-style="none" fo:font-weight="normal" officeooo:rsid="00aa990c" fo:background-color="transparent" loext:char-shading-value="0" style:font-size-asian="10.5pt" style:font-weight-asian="normal" style:font-size-complex="12pt" style:font-weight-complex="normal"/>
    </style:style>
    <style:style style:name="T69" style:family="text">
      <style:text-properties fo:color="#000000" fo:font-size="12pt" style:text-underline-style="none" fo:font-weight="normal" officeooo:rsid="00ad0cd7" fo:background-color="transparent" loext:char-shading-value="0" style:font-size-asian="10.5pt" style:font-weight-asian="normal" style:font-size-complex="12pt" style:font-weight-complex="normal"/>
    </style:style>
    <style:style style:name="T70" style:family="text">
      <style:text-properties fo:color="#000000" fo:font-size="12pt" style:text-underline-style="none" fo:font-weight="normal" officeooo:rsid="00b0680c" fo:background-color="transparent" loext:char-shading-value="0" style:font-size-asian="10.5pt" style:font-weight-asian="normal" style:font-size-complex="12pt" style:font-weight-complex="normal"/>
    </style:style>
    <style:style style:name="T71" style:family="text">
      <style:text-properties fo:color="#000000" fo:font-size="12pt" style:text-underline-style="none" fo:font-weight="normal" officeooo:rsid="00b2150c" fo:background-color="transparent" loext:char-shading-value="0" style:font-size-asian="10.5pt" style:font-weight-asian="normal" style:font-size-complex="12pt" style:font-weight-complex="normal"/>
    </style:style>
    <style:style style:name="T72" style:family="text">
      <style:text-properties fo:color="#000000" fo:font-size="12pt" style:text-underline-style="none" fo:font-weight="bold" officeooo:rsid="00b2150c" fo:background-color="transparent" loext:char-shading-value="0" style:font-size-asian="10.5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268683888432">
          <table:table-cell table:style-name="Table1.A1" office:value-type="string">
            <text:p text:style-name="P67">N cliente</text:p>
          </table:table-cell>
          <table:table-cell table:style-name="Table1.A1" office:value-type="string">
            <text:p text:style-name="P67">Tipo de trabajo</text:p>
          </table:table-cell>
          <table:table-cell table:style-name="Table1.A1" table:number-columns-spanned="2" office:value-type="string">
            <text:p text:style-name="P67">Costo mat.</text:p>
          </table:table-cell>
          <table:covered-table-cell/>
          <table:table-cell table:style-name="Table1.A1" office:value-type="string">
            <text:p text:style-name="P67">Atencion Cliente</text:p>
          </table:table-cell>
          <table:table-cell table:style-name="Table1.A1" office:value-type="string">
            <text:p text:style-name="P67">Manofactura</text:p>
          </table:table-cell>
          <table:table-cell table:style-name="Table1.A1" office:value-type="string">
            <text:p text:style-name="P67">Plus por compl<text:span text:style-name="T1">jidad</text:span></text:p>
          </table:table-cell>
          <table:table-cell table:style-name="Table1.A1" office:value-type="string">
            <text:p text:style-name="P67">V. total</text:p>
          </table:table-cell>
          <table:table-cell table:style-name="Table1.A1" office:value-type="string">
            <text:p text:style-name="P67">Recibido</text:p>
          </table:table-cell>
          <table:table-cell table:style-name="Table1.J1" office:value-type="string">
            <text:p text:style-name="P67">Ganancia</text:p>
          </table:table-cell>
        </table:table-row>
        <table:table-row table:style-name="TableLine94268684012208">
          <table:table-cell table:style-name="Table1.A2" office:value-type="string">
            <text:p text:style-name="P67">Nora</text:p>
          </table:table-cell>
          <table:table-cell table:style-name="Table1.A2" office:value-type="string">
            <text:p text:style-name="P67">modis<text:span text:style-name="T14">ta</text:span></text:p>
          </table:table-cell>
          <table:table-cell table:style-name="Table1.A2" office:value-type="string">
            <text:p text:style-name="P67">mat</text:p>
          </table:table-cell>
          <table:table-cell table:style-name="Table1.A2" office:value-type="string">
            <text:p text:style-name="P67">insumos</text:p>
          </table:table-cell>
          <table:table-cell table:style-name="Table1.A2" office:value-type="string">
            <text:p text:style-name="P69">330</text:p>
          </table:table-cell>
          <table:table-cell table:style-name="Table1.A2" office:value-type="string">
            <text:p text:style-name="P69">500</text:p>
          </table:table-cell>
          <table:table-cell table:style-name="Table1.A2" office:value-type="string">
            <text:p text:style-name="P69">100</text:p>
          </table:table-cell>
          <table:table-cell table:style-name="Table1.A2" office:value-type="string">
            <text:p text:style-name="P69">1130</text:p>
          </table:table-cell>
          <table:table-cell table:style-name="Table1.A2" office:value-type="string">
            <text:p text:style-name="P68">----------</text:p>
          </table:table-cell>
          <table:table-cell table:style-name="Table1.J2" office:value-type="string">
            <text:p text:style-name="P69">500</text:p>
            <text:p text:style-name="P69">1000</text:p>
          </table:table-cell>
        </table:table-row>
        <table:table-row table:style-name="TableLine94268684017072"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9">0</text:p>
          </table:table-cell>
          <table:table-cell table:style-name="Table1.A2" office:value-type="string">
            <text:p text:style-name="P69">200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J2" office:value-type="string">
            <text:p text:style-name="P68"/>
          </table:table-cell>
        </table:table-row>
        <table:table-row table:style-name="TableLine94268684018656"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J2" office:value-type="string">
            <text:p text:style-name="P68"/>
          </table:table-cell>
        </table:table-row>
      </table:table>
      <text:p text:style-name="P3"/>
      <text:p text:style-name="P4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7">Sin embargo, es importante señalar algunas otras definiciones especificas que se han generado en torno a la cultura emprendedora.</text:p>
      <text:p text:style-name="P7"/>
      <text:list xml:id="list692804216" text:style-name="L1">
        <text:list-item>
          <text:p text:style-name="P70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71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72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73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74"><text:span text:style-name="T2">Definición popular de emprendedor: </text:span><text:span text:style-name="T3">Del dicho al hecho hay un gran emprendedor</text:span></text:p>
        </text:list-item>
        <text:list-item>
          <text:p text:style-name="P74"><text:span text:style-name="T2">Definición política de emprendedor: </text:span><text:span text:style-name="T3">Es aquel que se esfuerza por convertir sus sueños en realidad. </text:span></text:p>
        </text:list-item>
      </text:list>
      <text:p text:style-name="P8"/>
      <text:p text:style-name="P26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9"/>
      <text:p text:style-name="P21">Características del emprendedor:</text:p>
      <text:p text:style-name="P10"/>
      <text:p text:style-name="P11">Los emprendedores no son iguales, no obstante se puede mencionar algunas características esenciales que los emprendedores deben poseer para alcanzar sus objetivos</text:p>
      <text:p text:style-name="P22"/>
      <text:p text:style-name="P23">Valores:</text:p>
      <text:list xml:id="list469079026" text:style-name="L2">
        <text:list-item>
          <text:p text:style-name="P75">Honestidad</text:p>
        </text:list-item>
        <text:list-item>
          <text:p text:style-name="P75">Solidaridad</text:p>
        </text:list-item>
        <text:list-item>
          <text:p text:style-name="P75">Responsabilidad</text:p>
        </text:list-item>
        <text:list-item>
          <text:p text:style-name="P75">Amistad</text:p>
        </text:list-item>
        <text:list-item>
          <text:p text:style-name="P75">Excelencia</text:p>
        </text:list-item>
      </text:list>
      <text:p text:style-name="P24"/>
      <text:p text:style-name="P24"/>
      <text:p text:style-name="P24"><text:soft-page-break/>Actitudes del emprendedor:</text:p>
      <text:list xml:id="list3473972758" text:style-name="L3">
        <text:list-item>
          <text:p text:style-name="P76">Tener los objetivos claros en la vida</text:p>
        </text:list-item>
        <text:list-item>
          <text:p text:style-name="P76">Creer en el propio proyecto</text:p>
        </text:list-item>
        <text:list-item>
          <text:p text:style-name="P86"><text:span text:style-name="T2">Las cosas no suceden por si solas </text:span><text:span text:style-name="T13">sino que uno mismo hacen que sucedan</text:span></text:p>
        </text:list-item>
        <text:list-item>
          <text:p text:style-name="P87"><text:span text:style-name="T13">D</text:span><text:span text:style-name="T2">edicar todo el tiempo, recurso y esfuerzo necesario para lograr nuestros objetivos</text:span></text:p>
        </text:list-item>
        <text:list-item>
          <text:p text:style-name="P77">Es necesario tomar riesgos en la vida y disfrutar de los desafíos</text:p>
        </text:list-item>
        <text:list-item>
          <text:p text:style-name="P78">Disponer de gran energía</text:p>
        </text:list-item>
        <text:list-item>
          <text:p text:style-name="P78">Saber que actuar con honestidad es beneficioso </text:p>
        </text:list-item>
        <text:list-item>
          <text:p text:style-name="P78">Valorar la perseverancia y el esfuerzo</text:p>
        </text:list-item>
        <text:list-item>
          <text:p text:style-name="P79">Comprometerse a trabajar con ética</text:p>
        </text:list-item>
        <text:list-item>
          <text:p text:style-name="P79">Comprometerse con los factores ambientales y sociales</text:p>
        </text:list-item>
        <text:list-item>
          <text:p text:style-name="P80">Comprometerse a tener una estabilidad en las relaciones personales</text:p>
        </text:list-item>
        <text:list-item>
          <text:p text:style-name="P81">Ser buen comunicador</text:p>
        </text:list-item>
        <text:list-item>
          <text:p text:style-name="P81">Ver al fracaso como el camino hacia el éxito</text:p>
        </text:list-item>
        <text:list-item>
          <text:p text:style-name="P82">Adquirir conocimientos técnicos</text:p>
        </text:list-item>
        <text:list-item>
          <text:p text:style-name="P83">Ser consciente de que el primer capital y el mas importante en un emprendimiento es uno mismo</text:p>
        </text:list-item>
      </text:list>
      <text:p text:style-name="P12"/>
      <text:p text:style-name="P5">Tipos de emprendedor:</text:p>
      <text:list xml:id="list3973002935" text:style-name="L4">
        <text:list-item>
          <text:p text:style-name="P84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85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13"/>
      <text:p text:style-name="P25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14"/>
      <text:p text:style-name="P15">Es importante apoyar la actividad emprendedora a traves de políticas publicas <text:span text:style-name="T21">que permita la gestación, desarrollo y expansión de esta actividad.</text:span></text:p>
      <text:p text:style-name="P16">Desde hace algunos años se observa que algunos gobiernos impulsan programas de fomento al desarrollo emprendedor en forma profesional y sistemática <text:span text:style-name="T22">motivados por las razones antes expuestas pero principalmente como un mecanismo para la generación de empleo que estos puedan crear disminuyendo la desocupación y la pobreza.</text:span></text:p>
      <text:p text:style-name="P17"/>
      <text:p text:style-name="P17">Estas políticas publicas que vienen desarrollando algunos gobiernos contemplan programas e instrumentos que van desde disminuir la burocracia a la hora de registrar una nueva empresa <text:span text:style-name="T23">pasando por la reducción del pago de impuestos durante los primeros años de la creación del emprendimiento a la facilitacion de la contratación del personal. </text:span><text:span text:style-name="T24">Programas e instrumentos, acciones de formación, capacitación, asesoramiento, incubación, </text:span><text:span text:style-name="T25">etc. Apoyar la competitividad.</text:span></text:p>
      <text:p text:style-name="P18"/>
      <text:p text:style-name="P18">Es necesario que el estado defina qué y cómo <text:span text:style-name="T26">fomentar en función del medio ambiente y que sea sustentable en el tiempo. Tiene un costo nacional, provincial y municipal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28/4</text:p>
      <text:p text:style-name="P19"/>
      <text:p text:style-name="P49">Que es el emprendedorismo?</text:p>
      <text:p text:style-name="P49"/>
      <text:p text:style-name="P30">A tal interrogante corresponde las siguientes afirmaciones: </text:p>
      <text:p text:style-name="P30"/>
      <text:p text:style-name="P20"><text:span text:style-name="T27">Los que los emprendedores ven y los que otros no ven. </text:span><text:span text:style-name="T28">Donde otros ven problemas, el emprendedor ve oportunidades. Lo que para otros </text:span><text:span text:style-name="T29">constituye círculos viciosos para él son solo primeros pasos de su proyecto</text:span><text:span text:style-name="T30">. </text:span><text:span text:style-name="T31">Lo que para otros depende de la suerte, para el depende de si mismo. </text:span><text:span text:style-name="T32">Los talleres del emprendedorismo trabajan sobre la motivación y el comportamiento del individuo a fin de hacer prender en ellos la idea de generación de empresas</text:span></text:p>
      <text:p text:style-name="P27"/>
      <text:p text:style-name="P6"><text:span text:style-name="T32">L</text:span><text:span text:style-name="T27">os hábitos de los emprendedores</text:span></text:p>
      <text:p text:style-name="P28"/>
      <text:list xml:id="list3598925559" text:style-name="L5">
        <text:list-item>
          <text:p text:style-name="P88">Ser persistente</text:p>
        </text:list-item>
        <text:list-item>
          <text:p text:style-name="P88">Buscar oportunidades</text:p>
        </text:list-item>
        <text:list-item>
          <text:p text:style-name="P89">Cumplir sus compromisos</text:p>
        </text:list-item>
        <text:list-item>
          <text:p text:style-name="P89">Exigir eficiencia y calidad</text:p>
        </text:list-item>
        <text:list-item>
          <text:p text:style-name="P89">Correr riesgos calculados</text:p>
        </text:list-item>
        <text:list-item>
          <text:p text:style-name="P90">Fijar metas</text:p>
        </text:list-item>
        <text:list-item>
          <text:p text:style-name="P91">Buscar información</text:p>
        </text:list-item>
        <text:list-item>
          <text:p text:style-name="P92">Planificar sistemáticamente</text:p>
        </text:list-item>
        <text:list-item>
          <text:p text:style-name="P93">Ser persuasivo y construir redes apoyo</text:p>
        </text:list-item>
        <text:list-item>
          <text:p text:style-name="P94">Confiar en si mismo</text:p>
        </text:list-item>
      </text:list>
      <text:p text:style-name="P29"/>
      <text:p text:style-name="P44">Fecha de examen 19/5</text:p>
      <text:p text:style-name="P44"/>
      <text:p text:style-name="P31">El emprendedor social prioriza la lucha contra la exclusión sociolaboral mediante el desarrollo empresariales en los que se unen la viabilidad <text:span text:style-name="T33">técnica y financiera (negocio posible y rentable) con la utilidad social (herramienta del servicio de la inserción sociolaboral). </text:span><text:span text:style-name="T34">El objetivo del trabajo es definir la figura del emprendedor social, diferenciandolo del resto de los emprendedores </text:span><text:span text:style-name="T35">y delimitar su ámbito de actuación entorno al concepto de inserción sociolaboral. </text:span><text:span text:style-name="T36">Se analiza también las empresas a traves de las cuales el emprendedor social realiza su función, </text:span><text:span text:style-name="T37">en especial aquellas que forman de denominada nueva economía social.</text:span></text:p>
      <text:p text:style-name="P31"/>
      <text:p text:style-name="P32">Ser emprendedor social no es trabajar de forma voluntariosa en una actividad <text:span text:style-name="T38">necesaria para la sociedad. Eso podría ser el alma, la misión, </text:span><text:span text:style-name="T39">pero emprender en el campo social implica también dotar de una estructura de gestión y maximisacion de los recursos. Así, se podrá dedicar los recursos necesarios para acometer la misión y objetivos de proyecto.</text:span></text:p>
      <text:p text:style-name="P32"/>
      <text:p text:style-name="P33">Los emprendedores sociales pueden y deben ganarse muy bien la vida, <text:span text:style-name="T40">igual que los que se dedican al campo empresarial, tecnológico, científico, cultural, etc, </text:span><text:span text:style-name="T41">y su remuneración tanto a nivel personal como de beneficios de proyecto tienen que ser optimas </text:span><text:span text:style-name="T42">y si pueden ser abundantes mejor. </text:span><text:span text:style-name="T43">Luego cada uno es libre de hacer con su dinero lo que mas le convenga, reinvirtiendolo, otorgando becas o donandolo todo si es necesario. </text:span><text:span text:style-name="T44">No confundamos el fin ultimo que es ayudar al progimo con la gestión optima de los recursos. </text:span><text:span text:style-name="T45">Esto ultimo permite poder gestionar bien el proyecto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Emprendedorismo social:</text:p>
      <text:p text:style-name="P34"/>
      <text:p text:style-name="P34">Son negocios basados en el capital humano e intelectual, en los que la creatividad juega un papel fundamental y poseen una doble naturaleza: económico por un lado, en tanto y en cuanto su finalidad es la generación de riqueza, empleo y cultural, ya que reflejan en sus creaciones valores propios del contexto en que se sitúan.</text:p>
      <text:p text:style-name="P34"/>
      <text:p text:style-name="P35">Si bien tienen proyecciones comerciales y visión estrategica, el emprendedor prioriza el concepto y contenido simbólico de sus <text:span text:style-name="T46">productos y la coherencia de estos valores en el proceso de producción, distribución y comercialización.</text:span></text:p>
      <text:p text:style-name="P35"/>
      <text:p text:style-name="P36">El sector esta compuesto por los emprendimientos pertenecientes a los medios audiovisuales, los vinculados con el diseño de todas sus aplicaciones, la industria editorial, las artes escénicas, <text:span text:style-name="T47">la música, las artes visuales </text:span><text:span text:style-name="T48">y las artesanías, los productos y servicios derivados de museos y otros sitios patrimoniales, las festividades, entre otros.</text:span></text:p>
      <text:p text:style-name="P36"/>
      <text:p text:style-name="P37">La formación de emprendedores tecnológicos orientados a la creación y desarrollo de empresas surge de las necesidades detectadas en el país de contar con mas empresas generadoras de empleo, <text:span text:style-name="T49">que impulsen la competitividad y apoyen el desarrollo económico de las regiones donde se ubiquen.</text:span></text:p>
      <text:p text:style-name="P37"/>
      <text:p text:style-name="P38">Debido a la carencia de emprendedores tecnológicos dentro del sistema se pueden encontrar problemas tales como la pobreza, exclusión social, la falta de productividad y la ineficacia empresarial</text:p>
      <text:p text:style-name="P38"/>
      <text:p text:style-name="P45">Tipos de emprendedores</text:p>
      <text:p text:style-name="P45"/>
      <text:list xml:id="list3325071535" text:style-name="L6">
        <text:list-item>
          <text:p text:style-name="P95"><text:span text:style-name="T52">Emprendedor intuitivo: </text:span><text:span text:style-name="T50">Su gran dosis intuición les hace ir mas allá de los que aparece ante nuestra visión. Posee gran personalidad y su impulsividad les hace seguir su primer arrebato contra viento y marea. </text:span><text:span text:style-name="T51">Son apasionados y tienen una gran capacidad para asumir riesgos. Por el contrario, el exceso de pasión les hace recorrer caminos erróneos</text:span></text:p>
        </text:list-item>
        <text:list-item>
          <text:p text:style-name="P95"><text:span text:style-name="T52">Emprendedor por necesidad:</text:span> <text:span text:style-name="T51">Hay emprendedores que se ven obligados por las circunstancias a identificar oportunidades en el entorno. Normalmente emprenden por necesidad o por huida de las circunstancias actuales. No están satisfechos con su situación profesional o económica y decide indagar nuevos rumbos. La cautela seria la principal característica de estos. </text:span><text:span text:style-name="T53">La necesidad les obliga a agudizar los sentidos y el ingenio </text:span><text:span text:style-name="T54">por lo que acaban desarrollando un gran olfato para detectar oportunidades. </text:span><text:span text:style-name="T55">Son constantes y tenaces, tienen muy en cuenta el valor del esfuerzo individual y el papel del trabajo en el desarrollo humano y económico. No le falta la creatividad puesto que son capaces de aprovechar las oportunidades.<text:line-break/></text:span><text:span text:style-name="T56">El punto débil viene de la circunstancia de que “la actividad emprendedora les exige a ellos y no al revés” </text:span><text:span text:style-name="T57">por lo que necesita desarrollar la personalidad empresarial </text:span><text:span text:style-name="T58">y suelen desalentarse fácilmente ante el primer inconveniente.</text:span></text:p>
        </text:list-item>
        <text:list-item>
          <text:p text:style-name="P96">Emprendedor visionario: <text:span text:style-name="T15">Estaríamos ante un emprendedor inventor. Siempre están buscando donde hacer negocios. Son muy versátiles y se atreven en cualquier campo, además son vocacionales y pasionales, lo que les vuelve más comunicativos y persuasivos. Se caracterizan por su poca aversión al riesgo; por el contrario padecen el síndrome de la “puerta abierta” es decir no acaban de cerrar una estructura manteniendo continuamente “puertas abiertas”, lo que les hace inconstantes.</text:span></text:p>
        </text:list-item>
        <text:list-item>
          <text:p text:style-name="P96">Emprendedor inversor: <text:span text:style-name="T15">Sería el que tiene un capital, y decide crear un emprendimiento. Busca la rentabilidad por encima de todo, y busca las oportunidades ante cualquier circunstancia, lo que agudiza su aversión al riesgo siempre metidos en grandes proyectos, su </text:span><text:soft-page-break/><text:span text:style-name="T15">punto débil está en el que el hacer dinero sin más hace que su estimulación y su implicación en el día a día decaiga.</text:span></text:p>
        </text:list-item>
        <text:list-item>
          <text:p text:style-name="P96">Emprendedor especialista: <text:span text:style-name="T15">Tiene un perfil marcadamente técnico y un punto de agudeza para detectar donde se están cometiendo errores y mejorar. Buscan la forma de hacer algo diferente. Normalmente son individualista y rara vez se ocupan de coordinar: si son especialista en un área (como producción ventas etc) dejan de lado el resto </text:span></text:p>
        </text:list-item>
        <text:list-item>
          <text:p text:style-name="P96">Emprendedor por azar:<text:span text:style-name="T15"> Las circunstancias y o las experiencias hace que se les ilumine la bombilla, normalmente surgen de mercados en crecimiento y con altas deficiencias donde se atreve y se lanzas a emprender. Suelen tener una visión clara de lo que necesita el mercado. Tienn una gran capacidad de adaptación y saben aprovechar los contratiempos. A menudo son el resultado del emprendedor por necesidad. Por el contrario, al tener una baja decisión en el proceso, les puede faltar implicación en el proyecto.</text:span></text:p>
        </text:list-item>
        <text:list-item>
          <text:p text:style-name="P96">Emprendedor rastreador:<text:span text:style-name="T15"> Excelente analista del entorno y del mercado, busca las necesidades en estos. Tiene una mente racional y analítica que me permite detectar errores o situaciones donde se hacen las cosas de manera poco practica. Percibe los detalles mas mínimos y saca conclusiones insospechadas. Suelen ser muy versátiles, lo que les permite entrar en diversos sectores. El principal punto débil es que por lo general, el exceso de análisis puede conducir a la parálisis.</text:span></text:p>
        </text:list-item>
        <text:list-item>
          <text:p text:style-name="P96">Emprendedor persuasivo: <text:span text:style-name="T15">Su gran don, es la capacidad de influencia, ya que es capaz de convencer a sus colaboradores (socios, inversores, financieras, ETC) y empujarles hacia su objetivo. Se han ganado el prestigio y esto los avala. Tienen una fe inquebrantable en ellos mismos y en sus proyectos y a veces sus actos se interpreta como una negación de la “realidad” y puede derivar en abuso de poder y manipulación </text:span><text:span text:style-name="T20">eta</text:span><text:span text:style-name="T15">del grupo.</text:span></text:p>
        </text:list-item>
      </text:list>
      <text:p text:style-name="P45"/>
      <text:p text:style-name="P39">2/5/22</text:p>
      <text:p text:style-name="P40"/>
      <text:p text:style-name="P50">Clusters</text:p>
      <text:p text:style-name="P41">¿Que son los clusters?</text:p>
      <text:p text:style-name="P41"/>
      <text:p text:style-name="P41">Un clusters es colaboración “colaborar para competir” </text:p>
      <text:p text:style-name="P42"/>
      <text:p text:style-name="P46"><text:span text:style-name="T15">La definición mas extendida y conocida es la de Michael Porter quien definió los clusters como una agrupación de empresas e instituciones relacionadas entre si, </text:span><text:span text:style-name="T18">pertenecientes a un mismo sector </text:span><text:span text:style-name="T19">o segmento de mercado que se encuentran próximas geográficamente y que colabora para ser mas competitivos.</text:span></text:p>
      <text:p text:style-name="P43"/>
      <text:p text:style-name="P52">Son una herramienta de competitividad basada en la cooperación de sus miembros.</text:p>
      <text:p text:style-name="P54">En </text:p>
      <text:p text:style-name="Standard"><text:span text:style-name="T60">La filosofía clúster de cooperación esta siendo fomentada con innumerables medidas de apoyo, </text:span><text:span text:style-name="T61">desde todos los ámbitos, empresariales y gubernativos, nacionales e internacionales ya que se han revelado como un potente instrumento de modernización e internacionalización empresarial.</text:span></text:p>
      <text:p text:style-name="P56"/>
      <text:p text:style-name="P51"><text:span text:style-name="T61">D</text:span><text:span text:style-name="T59">entro de la unión europea aunque el desarrollo de una política conjunta de clusters se encuentra en sus primeras etapas, esta ganando impulso, y estos forman parte ya de la realidad económica europea.</text:span></text:p>
      <text:p text:style-name="P55"/>
      <text:p text:style-name="P53">El observatorio europeo de clusters a identificado alrededor de 2000 estadisticamente significativos en 60 regiones europeas, definidos como aglomeraciones regionales de industrias y servicios a fines. </text:p>
      <text:p text:style-name="P53"/>
      <text:p text:style-name="P53"/>
      <text:p text:style-name="P57"/>
      <text:p text:style-name="P58"><text:soft-page-break/>Que ofrecen los clusters a las empresas?</text:p>
      <text:p text:style-name="P58"/>
      <text:list xml:id="list326243217" text:style-name="L7">
        <text:list-item>
          <text:p text:style-name="P97">Facilitar a las empresas una serie de servicios y apoyos que actúan directamente sobre su competitividad.</text:p>
        </text:list-item>
        <text:list-item>
          <text:p text:style-name="P108"><text:span text:style-name="T59">Suponen una unidad de acción optima para identificar problemas, necesidades </text:span><text:span text:style-name="T62">e inquietudes, afrontar proyectos comunes de envergadura </text:span><text:span text:style-name="T63">y proveer de soluciones practicas </text:span><text:span text:style-name="T64">y personalizadas.</text:span></text:p>
        </text:list-item>
        <text:list-item>
          <text:p text:style-name="P109"><text:span text:style-name="T64">S</text:span><text:span text:style-name="T59">on potentes canales de comunicación entre sus miembros (empresas, administración y centros de investigación y conocimientos) </text:span><text:span text:style-name="T65">para transmitir necesidades, consensuar y divulgar soluciones.</text:span></text:p>
        </text:list-item>
        <text:list-item>
          <text:p text:style-name="P110"><text:span text:style-name="T65">S</text:span><text:span text:style-name="T59">irven para hacer masa critica que permite a sus integrantes acceder a recursos humanos, materiales, tecnológicos, y mercados especializados.</text:span></text:p>
        </text:list-item>
        <text:list-item>
          <text:p text:style-name="P98">Aportan a las empresas la imagen internacional de excelencia que el sector ha adquirido a través del cluster</text:p>
        </text:list-item>
      </text:list>
      <text:p text:style-name="P59"/>
      <text:p text:style-name="P61">Ventajas de las empresas de pertenecer al cluster</text:p>
      <text:p text:style-name="P61"/>
      <text:list xml:id="list1201467296" text:style-name="L8">
        <text:list-item>
          <text:p text:style-name="P99">Ofrece herramientas para la competitividad</text:p>
        </text:list-item>
        <text:list-item>
          <text:p text:style-name="P99">Los efectos internos para las empresas se resumen en una mejora generalizada y global de la competitividad</text:p>
        </text:list-item>
        <text:list-item>
          <text:p text:style-name="P100">Los aspectos en que se fundamenta esta mejora son:</text:p>
          <text:list>
            <text:list-item>
              <text:p text:style-name="P100">Productos de carácter mas innovador.</text:p>
            </text:list-item>
            <text:list-item>
              <text:p text:style-name="P100">Procesos mas eficientes en costos.</text:p>
            </text:list-item>
            <text:list-item>
              <text:p text:style-name="P100">Proyectos de investigación conjuntos.</text:p>
            </text:list-item>
            <text:list-item>
              <text:p text:style-name="P100">Desarrollo de nuevos formatos.</text:p>
            </text:list-item>
            <text:list-item>
              <text:p text:style-name="P100">Liderazgo en productos, formatos y estrategias.</text:p>
            </text:list-item>
            <text:list-item>
              <text:p text:style-name="P100">Especialización de productos y marcas por opciones estratégicas.</text:p>
            </text:list-item>
            <text:list-item>
              <text:p text:style-name="P101">Internacionalización de las empresas conjunta e independientemente.</text:p>
            </text:list-item>
            <text:list-item>
              <text:p text:style-name="P102">Empleados con formación especializada</text:p>
            </text:list-item>
            <text:list-item>
              <text:p text:style-name="P103">Liderazgo en capacidad tecnológica y de innovación.</text:p>
            </text:list-item>
          </text:list>
        </text:list-item>
      </text:list>
      <text:p text:style-name="P60"/>
      <text:p text:style-name="P62">El cluster: un modelo de desarrollo nacional.</text:p>
      <text:p text:style-name="P63"/>
      <text:p text:style-name="P60">El concepto de cluster se encuentra directamente relacionado al territorio o ámbito regional de acción concreto.</text:p>
      <text:p text:style-name="P60"/>
      <text:p text:style-name="P64"><text:span text:style-name="T66">La constitución de estas agrupaciones tienen como objetivo fundamental promocionar y facilitar el desarrollo de sectores estratégicos para las regiones donde se </text:span><text:span text:style-name="T67">implantan, potenciando la innovación y favoreciendo la atracción de empresas creadoras de valores, </text:span><text:span text:style-name="T68">tanto nacionales como extranjeras.</text:span></text:p>
      <text:p text:style-name="P104"/>
      <text:p text:style-name="P65"><text:span text:style-name="T68">L</text:span><text:span text:style-name="T59">os resultados económicos que puedan obtener las regiones están directamente vinculados a la capacidad desarrollada por los distintos agentes implicados </text:span><text:span text:style-name="T69">para convertir el conocimiento, las aptitudes y competencias en ventajas competitivas y sostenibles.</text:span></text:p>
      <text:p text:style-name="P105"/>
      <text:p text:style-name="P66"><text:span text:style-name="T69">E</text:span><text:span text:style-name="T59">ste tipo de agrupaciones empresarias estimula la cultura emprendedora y es una herramienta útil para la diversificación mejorando así la sostenibilidad de las regiones.</text:span></text:p>
      <text:p text:style-name="P106"/>
      <text:p text:style-name="P106">Los efectos sociales del cluster alimentario en el valle del Ebro podrían resumirse en:</text:p>
      <text:p text:style-name="P106"/>
      <text:list xml:id="list3686588255" text:style-name="L9">
        <text:list-item>
          <text:p text:style-name="P107">Un sector de la economía de la región </text:p>
        </text:list-item>
        <text:list-item>
          <text:p text:style-name="P107">Un sector muy vinculado a la tradición y cultura, proyectándola hacia el futuro en términos de innovación y formación</text:p>
        </text:list-item>
        <text:list-item>
          <text:p text:style-name="P107"><text:soft-page-break/>Proyección internacional de la región.</text:p>
        </text:list-item>
        <text:list-item>
          <text:p text:style-name="P112"><text:span text:style-name="T59">Promoción de Pymes de carácter tecnológico e innovado</text:span><text:span text:style-name="T70">r.</text:span></text:p>
          <text:list>
            <text:list-item>
              <text:p text:style-name="P111"><text:span text:style-name="T70">E</text:span><text:span text:style-name="T71">stas agrupaciones transmiten una imagen potente</text:span><text:span text:style-name="T72"> </text:span><text:span text:style-name="T71">de las empresas que los componen. Disponen ademas de antenas para proyectar su actividad hacia el exterior y de mecanismos de prospección de mercados y proyectan una imagen mas global de las empresas e instituciones que lo configura.</text:span></text:p>
            </text:list-item>
            <text:list-item>
              <text:p text:style-name="P113"><text:span text:style-name="T71">S</text:span><text:span text:style-name="T59">on, verdaderas plataformas internacionalización empresaria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9:37:12.573866753</meta:creation-date>
    <dc:date>2022-06-20T17:25:36.171928667</dc:date>
    <meta:editing-duration>PT7H37M51S</meta:editing-duration>
    <meta:editing-cycles>137</meta:editing-cycles>
    <meta:generator>LibreOffice/6.4.7.2$Linux_X86_64 LibreOffice_project/40$Build-2</meta:generator>
    <meta:document-statistic meta:table-count="1" meta:image-count="0" meta:object-count="0" meta:page-count="7" meta:paragraph-count="139" meta:word-count="2598" meta:character-count="16709" meta:non-whitespace-character-count="14310"/>
  </office:meta>
</office:document-meta>
</file>